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06E4000006E46ABC1CDA.svm"/>
  <manifest:file-entry manifest:media-type="" manifest:full-path="Pictures/200000070000322300003926453DE723.svm"/>
  <manifest:file-entry manifest:media-type="" manifest:full-path="Pictures/20000007000006E4000006E4B8FD50FC.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pitch="variable" style:font-charset="x-symbol"/>
    <style:font-face style:name="Wingdings" svg:font-family="Wingdings" style:font-family-generic="system" style:font-pitch="variable" style:font-charset="x-symbol"/>
    <style:font-face style:name="OpenSymbol" svg:font-family="OpenSymbol"/>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MS PGothic" svg:font-family="'MS PGothic'" style:font-family-generic="system" style:font-pitch="variable"/>
    <style:font-face style:name="Tahoma" svg:font-family="Tahoma" style:font-family-generic="system" style:font-pitch="variable"/>
  </office:font-face-decls>
  <office:automatic-styles>
    <style:style style:name="Tabelle1" style:family="table">
      <style:table-properties style:width="16.249cm" fo:margin-left="0cm" table:align="left"/>
    </style:style>
    <style:style style:name="Tabelle1.A" style:family="table-column">
      <style:table-column-properties style:column-width="3.757cm"/>
    </style:style>
    <style:style style:name="Tabelle1.B" style:family="table-column">
      <style:table-column-properties style:column-width="12.492cm"/>
    </style:style>
    <style:style style:name="Tabelle1.A1" style:family="table-cell">
      <style:table-cell-properties fo:padding-left="0.191cm" fo:padding-right="0.191cm" fo:padding-top="0cm" fo:padding-bottom="0cm" fo:border="0.018cm solid #000000"/>
    </style:style>
    <style:style style:name="P1" style:family="paragraph" style:parent-style-name="Normal">
      <style:paragraph-properties fo:margin-top="0cm" fo:margin-bottom="0cm"/>
    </style:style>
    <style:style style:name="P2" style:family="paragraph" style:parent-style-name="Normal">
      <style:paragraph-properties fo:margin-top="0cm" fo:margin-bottom="0cm" fo:text-align="center" style:justify-single-word="false"/>
      <style:text-properties fo:font-size="16pt" fo:font-weight="bold" style:font-size-asian="16pt" style:font-weight-asian="bold"/>
    </style:style>
    <style:style style:name="P3" style:family="paragraph" style:parent-style-name="Normal">
      <style:paragraph-properties fo:margin-top="0cm" fo:margin-bottom="0cm" fo:text-align="center" style:justify-single-word="false"/>
    </style:style>
    <style:style style:name="P4" style:family="paragraph" style:parent-style-name="Normal">
      <style:paragraph-properties fo:margin-top="0cm" fo:margin-bottom="0cm" fo:line-height="100%"/>
    </style:style>
    <style:style style:name="P5" style:family="paragraph" style:parent-style-name="Standard">
      <style:paragraph-properties fo:margin-top="0cm" fo:margin-bottom="0cm"/>
    </style:style>
    <style:style style:name="P6" style:family="paragraph" style:parent-style-name="Standard">
      <style:paragraph-properties fo:margin-top="0cm" fo:margin-bottom="0cm" fo:line-height="100%"/>
      <style:text-properties style:font-name="Calibri" fo:font-size="11pt" style:font-size-asian="11pt" style:font-size-complex="11pt"/>
    </style:style>
    <style:style style:name="P7" style:family="paragraph" style:parent-style-name="Standard" style:list-style-name="L3">
      <style:paragraph-properties fo:margin-top="0cm" fo:margin-bottom="0cm" fo:line-height="100%"/>
      <style:text-properties style:font-name="Calibri" fo:font-size="11pt" style:font-size-asian="11pt" style:font-size-complex="11pt"/>
    </style:style>
    <style:style style:name="P8" style:family="paragraph" style:parent-style-name="Standard">
      <style:paragraph-properties fo:margin-top="0cm" fo:margin-bottom="0cm" fo:line-height="100%"/>
      <style:text-properties style:font-name="Calibri" fo:font-size="12pt" style:text-underline-style="solid" style:text-underline-width="auto" style:text-underline-color="font-color" style:font-size-asian="12pt" style:font-size-complex="12pt"/>
    </style:style>
    <style:style style:name="P9" style:family="paragraph" style:parent-style-name="Standard">
      <style:paragraph-properties fo:line-height="100%"/>
      <style:text-properties style:font-name="Calibri" fo:font-size="11pt" style:font-size-asian="11pt" style:font-size-complex="11pt"/>
    </style:style>
    <style:style style:name="P10" style:family="paragraph" style:parent-style-name="Standard" style:list-style-name="L3">
      <style:paragraph-properties fo:line-height="100%"/>
      <style:text-properties style:font-name="Calibri" fo:font-size="11pt" style:font-size-asian="11pt" style:font-size-complex="11pt"/>
    </style:style>
    <style:style style:name="P11" style:family="paragraph" style:parent-style-name="Normal" style:master-page-name="MP0">
      <style:paragraph-properties fo:margin-top="0cm" fo:margin-bottom="0cm" fo:text-align="center" style:justify-single-word="false" style:page-number="auto" fo:break-before="page"/>
      <style:text-properties fo:font-size="14pt" style:font-size-asian="14pt"/>
    </style:style>
    <style:style style:name="P12" style:family="paragraph" style:parent-style-name="Normal">
      <style:paragraph-properties fo:margin-top="0cm" fo:margin-bottom="0cm"/>
    </style:style>
    <style:style style:name="P13" style:family="paragraph" style:parent-style-name="Normal" style:list-style-name="L1">
      <style:paragraph-properties fo:margin-top="0cm" fo:margin-bottom="0cm"/>
    </style:style>
    <style:style style:name="P14" style:family="paragraph" style:parent-style-name="Normal">
      <style:paragraph-properties fo:margin-top="0cm" fo:margin-bottom="0cm" fo:text-align="center" style:justify-single-word="false"/>
    </style:style>
    <style:style style:name="P15" style:family="paragraph" style:parent-style-name="Normal">
      <style:paragraph-properties fo:margin-top="0cm" fo:margin-bottom="0cm"/>
      <style:text-properties fo:font-size="12pt" fo:font-weight="normal" style:font-size-asian="12pt" style:font-weight-asian="normal" style:font-size-complex="12pt" style:font-weight-complex="normal"/>
    </style:style>
    <style:style style:name="P16" style:family="paragraph" style:parent-style-name="Normal">
      <style:paragraph-properties fo:margin-top="0cm" fo:margin-bottom="0cm"/>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17" style:family="paragraph" style:parent-style-name="Normal">
      <style:paragraph-properties fo:margin-top="0cm" fo:margin-bottom="0cm"/>
      <style:text-properties fo:font-size="11pt" fo:font-weight="normal" style:font-size-asian="11pt" style:font-weight-asian="normal" style:font-size-complex="11pt" style:font-weight-complex="normal"/>
    </style:style>
    <style:style style:name="P18" style:family="paragraph" style:parent-style-name="Normal" style:list-style-name="L2">
      <style:paragraph-properties fo:margin-top="0cm" fo:margin-bottom="0cm"/>
      <style:text-properties fo:font-size="11pt" fo:font-weight="normal" style:font-size-asian="11pt" style:font-weight-asian="normal" style:font-size-complex="11pt" style:font-weight-complex="normal"/>
    </style:style>
    <style:style style:name="P19" style:family="paragraph" style:parent-style-name="Normal">
      <style:paragraph-properties fo:margin-top="0cm" fo:margin-bottom="0cm" fo:line-height="100%"/>
    </style:style>
    <style:style style:name="P20" style:family="paragraph" style:parent-style-name="Normal" style:list-style-name="L4">
      <style:paragraph-properties fo:margin-top="0cm" fo:margin-bottom="0cm" fo:line-height="100%"/>
    </style:style>
    <style:style style:name="P21" style:family="paragraph" style:parent-style-name="Normal">
      <style:paragraph-properties fo:line-height="100%"/>
    </style:style>
    <style:style style:name="P22" style:family="paragraph" style:parent-style-name="Normal" style:list-style-name="L4">
      <style:paragraph-properties fo:line-height="100%"/>
    </style:style>
    <style:style style:name="T1" style:family="text">
      <style:text-properties fo:font-size="14pt" fo:font-weight="bold" style:font-size-asian="14pt" style:font-weight-asian="bold"/>
    </style:style>
    <style:style style:name="T2" style:family="text">
      <style:text-properties fo:font-size="14pt" style:font-size-asian="14pt"/>
    </style:style>
    <style:style style:name="T3" style:family="text">
      <style:text-properties fo:font-size="14pt" fo:font-weight="normal" style:font-size-asian="14pt" style:font-weight-asian="normal" style:font-weight-complex="normal"/>
    </style:style>
    <style:style style:name="T4" style:family="text">
      <style:text-properties fo:font-size="8pt" style:font-size-asian="8pt"/>
    </style:style>
    <style:style style:name="T5" style:family="text">
      <style:text-properties fo:font-weight="normal" style:font-weight-asian="normal" style:font-weight-complex="normal"/>
    </style:style>
    <style:style style:name="T6" style:family="text">
      <style:text-properties fo:font-size="11pt" fo:font-weight="normal" style:font-size-asian="11pt" style:font-weight-asian="normal" style:font-size-complex="11pt" style:font-weight-complex="normal"/>
    </style:style>
    <style:style style:name="T7" style:family="text">
      <style:text-properties fo:font-size="13pt" style:font-size-asian="13pt" style:font-size-complex="13pt"/>
    </style:style>
    <style:style style:name="fr1" style:family="graphic" style:parent-style-name="Frame">
      <style:graphic-properties fo:margin-left="0cm" fo:margin-right="0cm" fo:margin-top="0cm" fo:margin-bottom="0.353cm" style:wrap="none"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Bericht: Teil 1, Problemlösung</text:p>
      <text:p text:style-name="P2">Weg aus dem Irrgarten</text:p>
      <text:p text:style-name="P3">AG_A_4</text:p>
      <text:p text:style-name="P3">Gartlehner Lukas (0926122)</text:p>
      <text:p text:style-name="P3">Kuroll Alexander(1029114)</text:p>
      <text:p text:style-name="P3">Stiedl Fabian (1029117)</text:p>
      <text:p text:style-name="P3">Sietzen Stefan(0372194)</text:p>
      <text:p text:style-name="P1"/>
      <text:p text:style-name="P1"><text:span text:style-name="Default_20_Paragraph_20_Font"><text:span text:style-name="T1">1. Konzept</text:span></text:span><text:span text:style-name="Default_20_Paragraph_20_Font"><text:span text:style-name="T2"> </text:span></text:span>(1 – 1,5 Seiten)</text:p>
      <text:p text:style-name="P1"/>
      <text:p text:style-name="P1">Bei der Problemstellung unserer Gruppe handelt sich um das einlesen eines Bildes von einem Labyrinth und eine anschließende Wegfindung von einem Startpunkt zum Ausgang des Labyrinths.</text:p>
      <text:p text:style-name="P1"/>
      <text:p text:style-name="P16">Eingabe: </text:p>
      <text:p text:style-name="P15"/>
      <text:p text:style-name="P17">Ein Farbbild eines Labyrinths von beliebiger Größe.</text:p>
      <text:p text:style-name="P15"/>
      <text:p text:style-name="P16">Ausgabe:</text:p>
      <text:p text:style-name="P15"/>
      <text:p text:style-name="P17">Das Eingangsbild mit dem eingezeichneten Weg als Rote Linie durch das Labyrinth.</text:p>
      <text:p text:style-name="P15"/>
      <text:p text:style-name="P16">Voraussetzungen und Bedingungen:</text:p>
      <text:p text:style-name="P15"/>
      <text:list xml:id="list40455997" text:style-name="L2">
        <text:list-item>
          <text:p text:style-name="P18">Der Kontrast zwischen Wand und Gang muss groß genug sein. Auch auf einem Graustufenbild muss es für einen menschlichen Betrachter möglich sein den Weg einzuzeichnen</text:p>
        </text:list-item>
        <text:list-item>
          <text:p text:style-name="P18">Das eingelesene Bild von einem Labyrinth muss einem Irrgarten ähneln. Es gibt also genau einen Ausgang und dieser muss von Startpunkt aus erreichbar sein</text:p>
        </text:list-item>
        <text:list-item>
          <text:p text:style-name="P18">Der Startpunkt muss ein roter Punkt im Labyrinth sein. Dieser Punkt kann jedoch in Größe variieren</text:p>
        </text:list-item>
        <text:list-item>
          <text:p text:style-name="P18">Es muss genügend Abstand zwischen Gängen und Wänden vorhanden sein. Die Gänge müssen mehrere Pixel (&gt;=5) breit sein um eine Wegfindung zu ermöglichen</text:p>
        </text:list-item>
        <text:list-item>
          <text:p text:style-name="P18">Auch der zu erreichende Ausgang muss markiert sein mit einem grünen Balken damit der Wegfinde - Algorithmus terminiert.</text:p>
        </text:list-item>
        <text:list-item>
          <text:p text:style-name="P18">Etwaige leichte Störungen sollten das Programm nicht davon abhalten den richtigen Weg zu finden.</text:p>
        </text:list-item>
      </text:list>
      <text:p text:style-name="P15"/>
      <text:p text:style-name="P16">Methodik:</text:p>
      <text:p text:style-name="P1"/>
      <text:list xml:id="list40305417" text:style-name="L3">
        <text:list-item>
          <text:p text:style-name="P10">Das Bild eines Labyrinths von Festplatte einlesen</text:p>
        </text:list-item>
        <text:list-item>
          <text:p text:style-name="P10">Entfernung etwaiger Störungen durch Median Filter</text:p>
        </text:list-item>
        <text:list-item>
          <text:p text:style-name="P10">Separierung des Eingabe-Bilds in Farbkanäle</text:p>
        </text:list-item>
        <text:list-item>
          <text:p text:style-name="P10"><text:soft-page-break/>Findung des Start und Endpunkts</text:p>
        </text:list-item>
        <text:list-item>
          <text:p text:style-name="P10">Farbbild wird in Graustufenbild umgewandelt</text:p>
        </text:list-item>
        <text:list-item>
          <text:p text:style-name="P10">eventuelle Kontraststärkung und weitere Störungsbehandlung</text:p>
        </text:list-item>
        <text:list-item>
          <text:p text:style-name="P10">konvertieren in ein Binärbild</text:p>
        </text:list-item>
        <text:list-item>
          <text:p text:style-name="P10">Finden eines Weges aus dem Labyrinth mittels Algorithmus von Pledge</text:p>
        </text:list-item>
      </text:list>
      <text:p text:style-name="P9"><text:tab/>und gleichzeitig Einzeichnung des Weges.</text:p>
      <text:list xml:id="list41238883" text:continue-numbering="true" text:style-name="L3">
        <text:list-item>
          <text:p text:style-name="P7">Ausgabe des Ergebnisbilds.</text:p>
        </text:list-item>
      </text:list>
      <text:p text:style-name="P6"/>
      <text:p text:style-name="P8">Evaluierung:</text:p>
      <text:p text:style-name="P1"/>
      <text:p text:style-name="P21"><text:span text:style-name="Default_20_Paragraph_20_Font"><text:span text:style-name="T6">Für die korrekte Erkennung des Weges aus einem Labyrinth wird ein Testdatenset im Umfang von <text:s text:c="2"/>mehr als 30 Bildern erstellt. Aus diesem Datenbestand wird ein Trainingsset von 6 Bildern (&lt;= 20%) ausgewählt. Das Trainingsset dient zur Anpassung der Parameter während der Entwicklung.</text:span></text:span></text:p>
      <text:p text:style-name="P21"><text:span text:style-name="Default_20_Paragraph_20_Font"><text:span text:style-name="T6">Die Entwicklung soll iterativ passieren. Bei der Evaluierung der Ergebnisse wird der Gesamte Testdatenbestand verwendet. Folgende Kriterien sind hierbei von Relevanz:</text:span></text:span></text:p>
      <text:list xml:id="list40290718" text:style-name="L4">
        <text:list-item>
          <text:p text:style-name="P22"><text:span text:style-name="Default_20_Paragraph_20_Font"><text:span text:style-name="T6">Wird ein Weg aus dem Labyrinths gefunden?</text:span></text:span></text:p>
        </text:list-item>
        <text:list-item>
          <text:p text:style-name="P22"><text:span text:style-name="Default_20_Paragraph_20_Font"><text:span text:style-name="T6">Ist der Weg aus dem Ausgabebild nachvollziehbar?</text:span></text:span></text:p>
        </text:list-item>
        <text:list-item>
          <text:p text:style-name="P20"><text:span text:style-name="Default_20_Paragraph_20_Font"><text:span text:style-name="T6">Welche Eingabebilder verursachen Probleme?</text:span></text:span></text:p>
        </text:list-item>
      </text:list>
      <text:p text:style-name="P4"><text:span text:style-name="Default_20_Paragraph_20_Font"><text:span text:style-name="T6"/></text:span></text:p>
      <text:list xml:id="list41235715" text:continue-numbering="true" text:style-name="L4">
        <text:list-item>
          <text:p text:style-name="P20"><text:span text:style-name="Default_20_Paragraph_20_Font"><text:span text:style-name="T6">Könnte man eventuelle Vorbedingungen entschärfen?</text:span></text:span></text:p>
        </text:list-item>
      </text:list>
      <text:p text:style-name="P4"/>
      <text:p text:style-name="P4"/>
      <text:p text:style-name="P1"><text:span text:style-name="Default_20_Paragraph_20_Font"><text:span text:style-name="T1">2. Arbeitsteilung</text:span></text:span> (0,25 – 0,5 Seiten)</text:p>
      <table:table table:name="Tabelle1" table:style-name="Tabelle1">
        <table:table-column table:style-name="Tabelle1.A"/>
        <table:table-column table:style-name="Tabelle1.B"/>
        <table:table-row>
          <table:table-cell table:style-name="Tabelle1.A1" office:value-type="string">
            <text:p text:style-name="P4">Name</text:p>
          </table:table-cell>
          <table:table-cell table:style-name="Tabelle1.A1" office:value-type="string">
            <text:p text:style-name="P4">Tätigkeiten <text:span text:style-name="Default_20_Paragraph_20_Font"><text:span text:style-name="T4">(</text:span></text:span><text:span text:style-name="Default_20_Paragraph_20_Font"><text:span text:style-name="T4">Auflistung von </text:span></text:span><text:span text:style-name="Default_20_Paragraph_20_Font"><text:span text:style-name="T4">Matlab-Funktionen, Kapitel im Bericht, Evaluierung</text:span></text:span><text:span text:style-name="Default_20_Paragraph_20_Font"><text:span text:style-name="T4">en</text:span></text:span><text:span text:style-name="Default_20_Paragraph_20_Font"><text:span text:style-name="T4">, etc.)</text:span></text:span></text:p>
          </table:table-cell>
        </table:table-row>
        <table:table-row>
          <table:table-cell table:style-name="Tabelle1.A1" office:value-type="string">
            <text:p text:style-name="P4">Lukas Gartlehner</text:p>
          </table:table-cell>
          <table:table-cell table:style-name="Tabelle1.A1" office:value-type="string">
            <text:p text:style-name="P4">Matlab: Pipline aufbauen, Sobel &amp; Faltung, Binärbilderstellung, Zielkoordinaten bestimmen, Pledge</text:p>
            <text:p text:style-name="P4">Dokument: Implementierung</text:p>
          </table:table-cell>
        </table:table-row>
        <table:table-row>
          <table:table-cell table:style-name="Tabelle1.A1" office:value-type="string">
            <text:p text:style-name="P4">Stefan Sietzen</text:p>
          </table:table-cell>
          <table:table-cell table:style-name="Tabelle1.A1" office:value-type="string">
            <text:p text:style-name="P4">Matlab: Separierung von Rot- und Grünkanal, Finden eines guten Schwellwertes, Pledge-Verbesserungen</text:p>
            <text:p text:style-name="P4">Dokument: Methodik</text:p>
          </table:table-cell>
        </table:table-row>
        <table:table-row>
          <table:table-cell table:style-name="Tabelle1.A1" office:value-type="string">
            <text:p text:style-name="P4">Fabian Stiedl</text:p>
          </table:table-cell>
          <table:table-cell table:style-name="Tabelle1.A1" office:value-type="string">
            <text:p text:style-name="P4">Matlab: Kontraststärkung, Bildstörungen entfernen</text:p>
            <text:p text:style-name="P4">Dokument: Konzept</text:p>
          </table:table-cell>
        </table:table-row>
        <table:table-row>
          <table:table-cell table:style-name="Tabelle1.A1" office:value-type="string">
            <text:p text:style-name="P4">?</text:p>
          </table:table-cell>
          <table:table-cell table:style-name="Tabelle1.A1" office:value-type="string">
            <text:p text:style-name="P4">?</text:p>
          </table:table-cell>
        </table:table-row>
      </table:table>
      <text:p text:style-name="P1"/>
      <text:p text:style-name="P1"><text:span text:style-name="Default_20_Paragraph_20_Font"><text:span text:style-name="T1">3. Methodik</text:span></text:span><text:span text:style-name="Default_20_Paragraph_20_Font"><text:span text:style-name="T2"> </text:span></text:span>(2 – 3 Seiten)</text:p>
      <text:p text:style-name="P1">&lt;theoretische Erklärung der Lösung, welche Methoden werden eingesetzt, wie werden sie kombiniert, welche Parameter, etc.&gt;</text:p>
      <text:p text:style-name="P1"/>
      <text:p text:style-name="P1">Der bei unserem Projekt umgesetzte Pledge- Algorithmus ist klar definiert, geht aber davon aus, dass Wände und Weg als vorhandene Information vorliegen. Es ging bei uns deshalb vorrangig darum, sich zu überlegen, wie man diese Information aus einem Rasterbild extrahiert. Weiters mussten wir uns überlegen, wie wir aus der reinen Pixelinformation die Startkoordinaten bekommen, und wann der <text:soft-page-break/>Algorithmus weiß, dass er aus dem Labyrinth gefunden hat und deshalb terminieren muss. Zur Wanderfassung haben wir verschiedenste Methoden in Erwägung gezogen, von einer Distanztransformation bis zur Richtungserkennung durch Sobel-Gradienten, sind jedoch schlussendlich zu der Erkenntnis gelangt, dass durch Umwandlung des Bildes in ein Binärbild das gesamte Labyrinth nur noch exakt Vertikale und exakt Horizontale Wände enthält (nämlich auf Pixel-Ebene) und dadurch die Wanderkennung sehr stark vereinfacht wird.<text:line-break/>Den Startpunkt erkennen wir über eine rot gefüllte Fläche, aus der mittels Centroid-Funktion die XY-Koordinaten des Mittelpunktes gewonnen werden. Der Zielbereich, der den Ausgang sozusagen „versperrt“, damit der Algorithmus nicht daran vorbei kann, wenn er am Ausgang angelangt ist, wird sehr ähnlich erkannt: Der Mittelpunkt wieder mittels Centroid-Funktion, davon ausgehend dann wird in X- und Y-Richtung nach dem ersten nicht-grünen Pixel gesucht und damit Länge und Breite erkannt (wir gehen von einem Rechteckigen Zielbereich aus).</text:p>
      <text:p text:style-name="P1">Nun zur Methodik des eigentlichen Pledge-Algorithmus: Grundlage für eine erfolgreiche Wand-Erkennung ist ein sauberes, störungsfreies Ausgangsbild. Deshalb wenden wir einen 3x3 Medianfilter an, der uns bis zu einem gewissen Grad sehr effizient Salt- and Pepper Störungen entfernt. Der Medianfilter wird noch vor der Start- und Endpunkterkennung, in dem RGB-Eingangsbild auf jeden der drei Kanäle angewendet. Anschließend werden je ein getrenntes Bild für den roten Startbereich, den grünen Endbereich und ein Graustufenbild für die Wegverfolgung berechnet. Die Farbkanalbilder sind Binärbilder mit dem Kriterium, dass der jeweilige Kanal um einen gewissen Schwellwert höher ist, als die anderen beiden Kanäle. Das Grauwertbild errechnet sich aus dem Maximum der drei RGB Kanäle. Dadurch wird erreicht, dass die vorher Farbigen Bereiche von Start- und Endpunkt weiß werden und nicht fälschlicherweise als Wand erkannt werden.</text:p>
      <text:p text:style-name="P1">Aus dem Grauwertbild gilt es nun durch Anwendung eines Schwellwertfilters ein Schwarzweißbild zu erzeugen. Könnte man davon ausgehen, dass die Helligkeit des Weges immer von 128-255 ist und die der Wände immer von 0-127, würde es genügen, den Schwellwert einfach auf 127 zu fixieren. Wir wollten unser Programm jedoch etwas flexibler gestalten. Deshalb berechnen wir als geeigneten Schwellwert den Durchschnittsgrauwert des gesamten Bildes. Wenn man annimmt, dass die Wände nicht wesentlich weniger Fläche beanspruchen, als die Wege, führt dies immer zu einem Schwellwert, der zwischen dem Grauwert des Weges und der Wände liegt. Dadurch funktioniert unser Programm auch, wenn die Grauwerte z.B. für Weg und Wand 30 und 40 respektive betragen. Sobald wir das Schwarzweißbild erzeugt haben, können wir mit dem Pledgealgorithmus beginnen. Wir beginnen am bereits erkannten Startpunkt und legen als Startrichtung „nach oben“ fest. Wir gehen nun Pixel für Pixel in diese Richtung, bis wir an eine Wand stoßen. Da Unsere Pledge-Implementierung der „Linke-Hand-Regel“ folgt (Er bewegt sich immer so an der Wand entlang, als ob er sie mit seiner linken Hand durchgängig berührt), drehen wir bei einer Kollision nach rechts:</text:p>
      <text:p text:style-name="P1"/>
      <text:p text:style-name="P1"><draw:frame draw:style-name="fr2" draw:name="Grafik2" text:anchor-type="paragraph" svg:width="1.764cm" svg:height="1.764cm" draw:z-index="1"><draw:image xlink:href="Pictures/20000007000006E4000006E46ABC1CDA.svm" xlink:type="simple" xlink:show="embed" xlink:actuate="onLoad"/></draw:frame></text:p>
      <text:p text:style-name="P1">Gleichzeitig zählen wir den „Dreh-Counter“ um 1 nach oben. Von jetzt an gibt es 3 Möglichkeiten:</text:p>
      <text:list xml:id="list40276022" text:style-name="L1">
        <text:list-item>
          <text:p text:style-name="P13">Die gerade beschriebene Kollision mit einer Wand</text:p>
        </text:list-item>
        <text:list-item>
          <text:p text:style-name="P13">Den Fall, dass die Wand zu Ende ist (wir bei Beibehaltung der Richtung „die linke Hand lösen“ müssten) und der Dreh-Counter NICHT auf 0 ist. In diesem Fall drehen wir nach links, um der Wand zu folgen.</text:p>
        </text:list-item>
        <text:list-item>
          <text:p text:style-name="P13"><draw:frame draw:style-name="fr3" draw:name="Grafik1" text:anchor-type="paragraph" svg:x="6.886cm" svg:y="0.12cm" svg:width="1.764cm" svg:height="1.764cm" draw:z-index="0"><draw:image xlink:href="Pictures/20000007000006E4000006E4B8FD50FC.svm" xlink:type="simple" xlink:show="embed" xlink:actuate="onLoad"/></draw:frame><text:soft-page-break/>Und schließlich den Fall, dass die Wand zu Ende ist und der Dreh-Counter ungleich 0 ist. In diesem Fall behalten wir die Richtung bei. Diese Ausnahme verhindert, dass bei Vorkommen „Inselteil“ des Labyrinths dieses endlos umrundet wird:</text:p>
          <text:p text:style-name="P13"><draw:frame draw:style-name="fr1" draw:name="Rahmen1" text:anchor-type="paragraph" svg:width="7.795cm" draw:z-index="2"><draw:text-box fo:min-height="9.592cm"><text:p text:style-name="Caption"><draw:frame draw:style-name="fr4" draw:name="Grafik3" text:anchor-type="paragraph" svg:x="0.004cm" svg:y="0.002cm" svg:width="7.795cm" style:rel-width="100%" svg:height="9.592cm" style:rel-height="scale" draw:z-index="3"><draw:image xlink:href="Pictures/200000070000322300003926453DE723.svm" xlink:type="simple" xlink:show="embed" xlink:actuate="onLoad"/></draw:frame>Quelle: Wikipedia</text:p></draw:text-box></draw:frame></text:p>
        </text:list-item>
      </text:list>
      <text:p text:style-name="P1">Diese Methode führt bei einem fairen Labyrinth (das heißt es gibt einen Ausgang, der ohne Wände zu überspringen erreichbar ist) immer zum Ausgang. Ein spezieller Punkt kann jedoch nicht angesteuert werden.</text:p>
      <text:p text:style-name="P1"/>
      <text:p text:style-name="P5"><text:span text:style-name="Absatz-Standardschriftart"><text:span text:style-name="T1">4. Literatur</text:span></text:span></text:p>
      <text:p text:style-name="P1"/>
      <text:p text:style-name="P1">&lt;je Gruppenmitglied eine Referenz zu einer themenverwandten Publikation, selbe Problemstellung, ähnliche Methodik, etc.&gt;</text:p>
      <text:p text:style-name="P1">Information darüber wie die Referenzen aussehen sollen: <text:a xlink:type="simple" xlink:href="http://de.wikipedia.org/wiki/BibTeX" office:target-frame-name="_top" xlink:show="replace">http://de.wikipedia.org/wiki/BibTeX</text:a> -&gt; siehe Tabelle unter „Literaturtypen (Entry Types)“</text:p>
      <text:p text:style-name="P1"/>
      <text:p text:style-name="P1"><text:span text:style-name="Default_20_Paragraph_20_Font"><text:span text:style-name="T1">5. Implementierung </text:span></text:span></text:p>
      <text:p text:style-name="P1"><text:line-break/>Die Implementierung unserer oben beschriebenen Methodik basiert auf einer simplen Pipeline-Architektur. Das main.m Skript fungiert hierbei als Einstiegspunkt in den zentralen Algorithmus. In den ersten Zeilen der main-Funktion werden zuerst alle vorhergehenden Matlab Ausgaben gelöscht. Danach wird ein Flag für den Debug-Mode, welcher Zwischenergebnisse zu den einzelnen Schritten <text:soft-page-break/>erlaubt, gesetzt. Standardmäßig ist der Debug-Mode auf 0 (deaktiviert) gesetzt. Anschließend wird ein User-Interface-Dialog geöffnet welcher den Benutzer auffordert eine Datei eines gültigen Typs (Bild – jpg, tif, png, gif) zu wählen. </text:p>
      <text:p text:style-name="P1"/>
      <text:p text:style-name="P1">Nach dem erfolgreichen Laden eines Bildes werden zuerst all jene Aktionen durchgeführt die der Vorverarbeitung des Bildes dienen und die darauffolgende Erkennung der Bildinhalte ermöglichen. Zuerst wird ein Medianfilter auf das Bild angewandt. </text:p>
      <text:p text:style-name="P1"/>
      <text:p text:style-name="P1">Dieses Bild wird der splitChannels-Funktion übergeben. Um den Start und Endpunkt für die Pfadsuche zu berechnen wird in dieser Funktion der Rot- sowie Grünkanal aus dem Bild extrahiert. Des weiteren wird auch ein Grauwertbild erzeugt. Durch anwenden der Centroid Funktion (centroid.m) auf den Rotkanal des Eingangsbildes wird der Startpunkt errechnet. All diese Werte werden der main.m als Rückgabeparameter übergeben. Der Grünkanal wird danach an die Hilfsfunktion findMazeExit übergeben. Hierbei wird erneut über die Centroid Funktion der Mittelpunkt des Zielbereichs gesucht. Von diesem Punkt ausgehend wird zuerst solange nach oben gegangen bis der Grünbereich endet, danach geschieht selbiges vom Mittelpunkt nach links. Somit lässt sich das (x,y)-Intervall des Zielbereichs erkennen.</text:p>
      <text:p text:style-name="P1"/>
      <text:p text:style-name="P1">Nächster Schritt in der Pipeline ist die Erzeugung eines Binärbildes. Die Hilfsfunktion goodThreshold liefert dafür einen dynamischen Threshold welcher sich aus dem Mittelwert über die gesamte Bildmatrix errechnet. Nach Erstellung des Binärbildes wird auf das Originalbild noch eine Kantendetektion mittels Sobel-Operator durchgeführt. In der ursprünglichen Konzeption wäre die Identifizierung von Kanten in X- und Y-Richtung als zusätzliche Information für die Pfadentscheidung verwendet worden. Die von uns implementierte Version des Pledge-Algorithmus benötigt diese Kantenbilder jedoch nicht mehr für eine ausreichend genaue Pfadbestimmung.</text:p>
      <text:p text:style-name="P1"/>
      <text:p text:style-name="P1">Alle bis hier beschriebenen Schritte sind als Vorverarbeitung für den eigentlichen Pfadbestimmungsalgorithmus zu betrachten. Mit der Übergabe aller Teilbilder sowie der Pfadstart- und Endpunkte an die pledgePath-Methode wird dieser Aufgerufen. </text:p>
      <text:p text:style-name="P1"/>
      <text:p text:style-name="P1">In der pledgePath.m werden zuerst eine Reihe von Flags gesetzt, welche festlegen wie sich der Cursor verhält. Der Cursor ist dabei ein Koordinatenpaar welches durch den Irrgarten verschoben wird und dabei eine rote Linie „nachzieht“. Im Initialmodus bewegt sich der Cursor nach oben (direction=0) und tut dies solange, bis eine Kollision mit einer Wand erkannt wird (collisionFlag=true). In einer while-Schleife wird, wie in der Gameloop eines Computerspiels, jeweils die Position um ein Pixel in die Zielrichtung verändert (Funktion „pledgeCursorShift“). Die Hilfsfunktion „pledgeDetectCollision“ prüft mittels einer 5x5 Umgebung und dem Binärbild ob in der aktuellen Richtung eine Wand das weitergehen hindert. Sollten 3 der 5 Pixel einer Richtung schwarz sein, so wird eine Wand erkannt. Für den Fall dass der Cursor sich einer Wand entlang bewegt wird weiters überprüft ob in der selben 5x5 Umgebung eine Wand „an der linken Hand“ des Cursors zu finden ist. Die Kollisionsanalyse sowie die Wanderkennung basieren somit nur auf der Analyse einer 5x5 Umgebung im Binärbild. </text:p>
      <text:p text:style-name="P1"/>
      <text:p text:style-name="P1">Über das Intervall des Zielbereichs wird folglich noch geprüft ob das Ziel bereits erreicht ist. Falls dies nicht der Fall ist werden alle Flags und Stati (Richtung, Umdrehungen) an die „pledgeStrategy“ <text:soft-page-break/>Funktion übergeben. Diese setzt je nach Erfordernis die Flags und Stati für die nächste Cursorbewegung.</text:p>
      <text:p text:style-name="P1"/>
      <text:p text:style-name="P1">Um den Code auszuführen muss lediglich die main.m Datei in Matlab geladen und ausgeführt werden. Wenn die Ausgabe von Zwischeninformationen erwünscht ist, kann das Flag „debug“ am Beginn der Funktion auf 1 gesetzt werden. Um die Pfadbestimmung in Animationsschritten anzuzeigen belässt man „animate“ auf 1, wenn nur das Resultat ohne Animation gewünscht ist, so wird dies über „animate=0“ erreicht.</text:p>
      <text:p text:style-name="P1"/>
      <text:p text:style-name="P1"><text:span text:style-name="Default_20_Paragraph_20_Font"><text:span text:style-name="T1">6. Evaluierung</text:span></text:span> (2 – x Seiten)</text:p>
      <text:p text:style-name="P1">&lt;Vorstellung des verwendeten Datensatzes&gt;</text:p>
      <text:p text:style-name="P1"/>
      <text:p text:style-name="P1">&lt;Evaluierungskriterium/-frage 1&gt;</text:p>
      <text:p text:style-name="P1">&lt;Beschreibung&gt;</text:p>
      <text:p text:style-name="P1">&lt;Ergebnis in Form einer Tabelle oder einer Grafik&gt;</text:p>
      <text:p text:style-name="P1">&lt;Diskussion des Ergebnisses&gt;</text:p>
      <text:p text:style-name="P1"/>
      <text:p text:style-name="P1">&lt;Evaluierungskriterium/-frage 2&gt;</text:p>
      <text:p text:style-name="P1">&lt;Beschreibung&gt;</text:p>
      <text:p text:style-name="P1">&lt;Ergebnis in Form einer Tabelle oder einer Grafik&gt;</text:p>
      <text:p text:style-name="P1">&lt;Diskussion des Ergebnisses&gt;</text:p>
      <text:p text:style-name="P1"/>
      <text:p text:style-name="P1">&lt;Evaluierungskriterium/-frage x&gt;</text:p>
      <text:p text:style-name="P1">&lt;Beschreibung&gt;</text:p>
      <text:p text:style-name="P1">&lt;Ergebnis in Form einer Tabelle oder einer Grafik&gt;</text:p>
      <text:p text:style-name="P1">&lt;Diskussion des Ergebnisses&gt;</text:p>
      <text:p text:style-name="P1"/>
      <text:p text:style-name="P1">etc.</text:p>
      <text:p text:style-name="P1"/>
      <text:p text:style-name="P1"><text:span text:style-name="Default_20_Paragraph_20_Font"><text:span text:style-name="T1">7. Schlusswort</text:span></text:span> (0,5 – 1 Seite)</text:p>
      <text:p text:style-name="P1">&lt;kurze Zusammenfassung der wichtigsten Ergebnisse&gt;</text:p>
      <text:p text:style-name="P1">&lt;Schlußfolgerungen&gt;</text:p>
      <text:p text:style-name="P1">&lt;offene Probleme und Fragen&gt;</text:p>
      <text:p text:style-name="P1">&lt;Wie könnte die Lösung noch verbessert werden?&gt;</text:p>
      <text:p text:style-name="P1">&lt;etc.&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pitch="variable" style:font-charset="x-symbol"/>
    <style:font-face style:name="Wingdings" svg:font-family="Wingdings" style:font-family-generic="system" style:font-pitch="variable" style:font-charset="x-symbol"/>
    <style:font-face style:name="OpenSymbol" svg:font-family="OpenSymbol"/>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MS PGothic" svg:font-family="'MS P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AT" fo:font-style="normal" fo:text-shadow="none" style:text-underline-style="none" fo:font-weight="normal" style:letter-kerning="false" style:font-size-asian="11pt" style:language-asian="ja" style:country-asian="JP"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AT" fo:font-style="normal" fo:text-shadow="none" style:text-underline-style="none" fo:font-weight="normal" style:letter-kerning="false" fo:background-color="transparent" style:font-name-asian="MS Mincho" style:font-size-asian="11pt" style:language-asian="ja" style:country-asian="JP" style:font-style-asian="normal" style:font-weight-asian="normal" style:font-name-complex="Times New Roman"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P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2" style:display-name="Heading 2" style:family="paragraph" style:parent-style-name="Normal" style:default-outline-level="2" style:class="text">
      <style:paragraph-properties fo:margin-top="0.176cm" fo:margin-bottom="0.176cm" fo:line-height="100%" fo:hyphenation-ladder-count="no-limit"/>
      <style:text-properties style:font-name="Times New Roman" fo:font-size="18pt" fo:font-weight="bold" style:font-name-asian="Times New Roman" style:font-size-asian="18pt" style:font-weight-asian="bold" style:font-name-complex="Times New Roman" style:font-size-complex="18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_20_Paragraph" style:display-name="List Paragraph" style:family="paragraph" style:parent-style-name="Normal">
      <style:paragraph-properties fo:margin-left="1.27cm" fo:margin-right="0cm" fo:margin-top="0cm" fo:margin-bottom="0.353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style:font-name="Times New Roman" fo:font-size="18pt" fo:font-weight="bold" style:font-name-asian="Times New Roman" style:font-size-asian="18pt" style:font-weight-asian="bold" style:font-name-complex="Times New Roman" style:font-size-complex="18pt" style:font-weight-complex="bold"/>
    </style:style>
    <style:style style:name="mw-headline" style:family="text" style:parent-style-name="Default_20_Paragraph_20_Font"/>
    <style:style style:name="WW_5f_CharLFO1LVL1" style:display-name="WW_CharLFO1LVL1" style:family="text">
      <style:text-properties style:font-name="Wingdings"/>
    </style:style>
    <style:style style:name="WW_5f_CharLFO1LVL2" style:display-name="WW_CharLFO1LVL2" style:family="text">
      <style:text-properties style:font-name="Wingdings"/>
    </style:style>
    <style:style style:name="WW_5f_CharLFO1LVL3" style:display-name="WW_CharLFO1LVL3" style:family="text">
      <style:text-properties style:font-name="Wingdings"/>
    </style:style>
    <style:style style:name="WW_5f_CharLFO1LVL4" style:display-name="WW_CharLFO1LVL4" style:family="text">
      <style:text-properties style:font-name="Wingdings"/>
    </style:style>
    <style:style style:name="WW_5f_CharLFO1LVL5" style:display-name="WW_CharLFO1LVL5" style:family="text">
      <style:text-properties style:font-name="Wingdings"/>
    </style:style>
    <style:style style:name="WW_5f_CharLFO1LVL6" style:display-name="WW_CharLFO1LVL6" style:family="text">
      <style:text-properties style:font-name="Wingdings"/>
    </style:style>
    <style:style style:name="WW_5f_CharLFO1LVL7" style:display-name="WW_CharLFO1LVL7" style:family="text">
      <style:text-properties style:font-name="Wingdings"/>
    </style:style>
    <style:style style:name="WW_5f_CharLFO1LVL8" style:display-name="WW_CharLFO1LVL8" style:family="text">
      <style:text-properties style:font-name="Wingdings"/>
    </style:style>
    <style:style style:name="WW_5f_CharLFO1LVL9" style:display-name="WW_CharLFO1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bsatz-Standardschriftart"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Nicole Artner</meta:initial-creator>
    <meta:creation-date>2012-11-19T14:40:00Z</meta:creation-date>
    <dc:date>2012-12-17T21:07:46.52</dc:date>
    <meta:print-date>2012-11-19T09:51:00Z</meta:print-date>
    <meta:editing-cycles>12</meta:editing-cycles>
    <meta:editing-duration>PT7H9M27S</meta:editing-duration>
    <meta:document-statistic meta:table-count="1" meta:image-count="3" meta:object-count="0" meta:page-count="6" meta:paragraph-count="96" meta:word-count="1801" meta:character-count="12690"/>
    <meta:template xlink:type="simple" xlink:actuate="onRequest" xlink:title="" xlink:href="../../../../../Downloads/teil1BerichtVorlage.odt/Normal.dotm"/>
  </office:meta>
</office:document-meta>
</file>